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Code Nerd Font" fo:font-size="36pt" fo:font-weight="bold" officeooo:rsid="000034f4" officeooo:paragraph-rsid="000034f4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iraCode Nerd Font" fo:font-size="28pt" fo:font-style="italic" fo:font-weight="normal" officeooo:rsid="000034f4" officeooo:paragraph-rsid="000034f4" style:font-size-asian="28pt" style:font-style-asian="italic" style:font-weight-asian="normal" style:font-size-complex="28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iraCode Nerd Font" fo:font-size="28pt" fo:font-style="italic" fo:font-weight="normal" officeooo:rsid="0003ade3" officeooo:paragraph-rsid="0003ade3" style:font-size-asian="28pt" style:font-style-asian="italic" style:font-weight-asian="normal" style:font-size-complex="28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FiraCode Nerd Font" fo:font-size="36pt" officeooo:rsid="000034f4" officeooo:paragraph-rsid="000034f4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smatic</text:p>
      <text:p text:style-name="P2">a real mode DOS VGA demo</text:p>
      <text:p text:style-name="P3">on a cardboard box</text:p>
      <text:p text:style-name="P4"/>
      <text:p text:style-name="P1">by</text:p>
      <text:p text:style-name="P4">Team</text:p>
      <text:p text:style-name="P4">The Opps </text:p>
      <text:p text:style-name="P4">Took My Protected Mode Addressing,</text:p>
      <text:p text:style-name="P4">Can’t Have Nothing in St Lucia</text:p>
      <text:p text:style-name="P4"/>
      <text:p text:style-name="P4"/>
      <text:p text:style-name="P4">Running for:</text:p>
      <text:p text:style-name="P4">- Most Masochistic</text:p>
      <text:p text:style-name="P4">- Best Present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7T05:36:29.626060857</meta:creation-date>
    <dc:date>2025-08-17T05:41:23.597599757</dc:date>
    <meta:editing-duration>PT4M54S</meta:editing-duration>
    <meta:editing-cycles>2</meta:editing-cycles>
    <meta:generator>LibreOffice/25.2.5.2$Linux_X86_64 LibreOffice_project/520$Build-2</meta:generator>
    <meta:print-date>2025-08-17T05:40:39.300445154</meta:print-date>
    <meta:printed-by>PDF files</meta:printed-by>
    <meta:document-statistic meta:table-count="0" meta:image-count="0" meta:object-count="0" meta:page-count="1" meta:paragraph-count="11" meta:word-count="34" meta:character-count="179" meta:non-whitespace-character-count="155"/>
  </office:meta>
</office:document-meta>
</file>